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919cm" table:align="left"/>
    </style:style>
    <style:style style:name="Table1.A" style:family="table-column">
      <style:table-column-properties style:column-width="1.972cm"/>
    </style:style>
    <style:style style:name="Table1.B" style:family="table-column">
      <style:table-column-properties style:column-width="1.947cm"/>
    </style:style>
    <style:style style:name="Table1.A1" style:family="table-cell">
      <style:table-cell-properties style:vertical-align="middle" fo:padding="0.049cm" fo:border="none"/>
    </style:style>
    <style:style style:name="Table2" style:family="table">
      <style:table-properties style:width="4.071cm" table:align="left"/>
    </style:style>
    <style:style style:name="Table2.A" style:family="table-column">
      <style:table-column-properties style:column-width="3.799cm"/>
    </style:style>
    <style:style style:name="Table2.B" style:family="table-column">
      <style:table-column-properties style:column-width="0.272cm"/>
    </style:style>
    <style:style style:name="Table2.A1" style:family="table-cell">
      <style:table-cell-properties style:vertical-align="middle" fo:padding="0.049cm" fo:border="none"/>
    </style:style>
    <style:style style:name="Table3" style:family="table">
      <style:table-properties style:width="3.621cm" table:align="left"/>
    </style:style>
    <style:style style:name="Table3.A" style:family="table-column">
      <style:table-column-properties style:column-width="3.621cm"/>
    </style:style>
    <style:style style:name="Table3.A1" style:family="table-cell">
      <style:table-cell-properties style:vertical-align="middle" fo:padding="0.049cm" fo:border="none"/>
    </style:style>
    <style:style style:name="Table4" style:family="table">
      <style:table-properties style:width="5.126cm" table:align="left"/>
    </style:style>
    <style:style style:name="Table4.A" style:family="table-column">
      <style:table-column-properties style:column-width="4.854cm"/>
    </style:style>
    <style:style style:name="Table4.B" style:family="table-column">
      <style:table-column-properties style:column-width="0.272cm"/>
    </style:style>
    <style:style style:name="Table4.A1" style:family="table-cell">
      <style:table-cell-properties style:vertical-align="middle" fo:padding="0.049cm" fo:border="none"/>
    </style:style>
    <style:style style:name="Table5" style:family="table">
      <style:table-properties style:width="4.676cm" table:align="left"/>
    </style:style>
    <style:style style:name="Table5.A" style:family="table-column">
      <style:table-column-properties style:column-width="4.676cm"/>
    </style:style>
    <style:style style:name="Table5.A1" style:family="table-cell">
      <style:table-cell-properties style:vertical-align="middle" fo:padding="0.049cm" fo:border="none"/>
    </style:style>
    <style:style style:name="Table6" style:family="table">
      <style:table-properties style:width="3.521cm" table:align="left"/>
    </style:style>
    <style:style style:name="Table6.A" style:family="table-column">
      <style:table-column-properties style:column-width="3.249cm"/>
    </style:style>
    <style:style style:name="Table6.B" style:family="table-column">
      <style:table-column-properties style:column-width="0.272cm"/>
    </style:style>
    <style:style style:name="Table6.A1" style:family="table-cell">
      <style:table-cell-properties style:vertical-align="middle" fo:padding="0.049cm" fo:border="none"/>
    </style:style>
    <style:style style:name="Table7" style:family="table">
      <style:table-properties style:width="3.071cm" table:align="left"/>
    </style:style>
    <style:style style:name="Table7.A" style:family="table-column">
      <style:table-column-properties style:column-width="3.071cm"/>
    </style:style>
    <style:style style:name="Table7.A1" style:family="table-cell">
      <style:table-cell-properties style:vertical-align="middle" fo:padding="0.049cm" fo:border="none"/>
    </style:style>
    <style:style style:name="P1" style:family="paragraph" style:parent-style-name="Text_20_body">
      <style:paragraph-properties fo:margin-top="0cm" fo:margin-bottom="0cm" loext:contextual-spacing="false"/>
    </style:style>
    <style:style style:name="P2" style:family="paragraph" style:parent-style-name="Heading_20_1">
      <style:text-properties officeooo:rsid="00187e9c" officeooo:paragraph-rsid="00187e9c"/>
    </style:style>
    <style:style style:name="P3" style:family="paragraph" style:parent-style-name="Table_20_Contents">
      <style:text-properties fo:font-size="2pt" style:font-size-asian="2pt" style:font-size-complex="2pt"/>
    </style:style>
    <style:style style:name="T1" style:family="text">
      <style:text-properties fo:font-weight="bol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https://fileinfo.com/extension/json</text:span></text:h>
      <text:h text:style-name="Heading_20_1" text:outline-level="1"><text:span text:style-name="T1">JSON</text:span> File Extension</text:h>
      <text:h text:style-name="Heading_20_2" text:outline-level="2">File TypeJavaScript Object Notation File</text:h>
      <table:table table:name="Table1" table:style-name="Table1">
        <table:table-column table:style-name="Table1.A"/>
        <table:table-column table:style-name="Table1.B"/>
        <table:table-row>
          <table:table-cell table:style-name="Table1.A1" office:value-type="string">
            <text:p text:style-name="Table_20_Contents">Developer</text:p>
          </table:table-cell>
          <table:table-cell table:style-name="Table1.A1" office:value-type="string">
            <text:p text:style-name="Table_20_Contents">N/A</text:p>
          </table:table-cell>
        </table:table-row>
        <table:table-row>
          <table:table-cell table:style-name="Table1.A1" office:value-type="string">
            <text:p text:style-name="Table_20_Contents">Popularity</text:p>
          </table:table-cell>
          <table:table-cell table:style-name="Table1.A1" office:value-type="string">
            <text:section text:style-name="Sect1" text:name="ursHolder3098">
              <text:p text:style-name="Table_20_Contents"/>
              <text:section text:style-name="Sect1" text:name="ratingStar13098">
                <text:p text:style-name="P3"/>
              </text:section>
              <text:section text:style-name="Sect1" text:name="ratingStar23098">
                <text:p text:style-name="P3"/>
              </text:section>
              <text:section text:style-name="Sect1" text:name="ratingStar33098">
                <text:p text:style-name="P3"/>
              </text:section>
              <text:section text:style-name="Sect1" text:name="ratingStar43098">
                <text:p text:style-name="P3"/>
              </text:section>
              <text:section text:style-name="Sect1" text:name="ratingStar53098">
                <text:p text:style-name="P3"/>
              </text:section>
              <text:section text:style-name="Sect1" text:name="ratingNum3098">
                <text:p text:style-name="Table_20_Contents"><text:bookmark text:name="avgVote3098"/>4.1 (<text:bookmark text:name="voteCount3098"/>1232 <text:bookmark text:name="voteWord3098"/>Votes) </text:p>
              </text:section>
              <text:section text:style-name="Sect1" text:name="ratingMsgDiv3098">
                <text:p text:style-name="P3"/>
              </text:section>
            </text:section>
          </table:table-cell>
        </table:table-row>
        <table:table-row>
          <table:table-cell table:style-name="Table1.A1" office:value-type="string">
            <text:p text:style-name="Table_20_Contents">Category</text:p>
          </table:table-cell>
          <table:table-cell table:style-name="Table1.A1" office:value-type="string">
            <text:p text:style-name="Table_20_Contents"><text:a xlink:type="simple" xlink:href="https://fileinfo.com/filetypes/web" text:style-name="Internet_20_link" text:visited-style-name="Visited_20_Internet_20_Link">Web Files</text:a></text:p>
          </table:table-cell>
        </table:table-row>
        <table:table-row>
          <table:table-cell table:style-name="Table1.A1" office:value-type="string">
            <text:p text:style-name="Table_20_Contents">Format</text:p>
          </table:table-cell>
          <table:table-cell table:style-name="Table1.A1" office:value-type="string">
            <text:p text:style-name="Table_20_Contents"><text:bookmark text:name="txt_0"/><text:a xlink:type="simple" xlink:href="https://fileinfo.com/extension/json" text:style-name="Internet_20_link" text:visited-style-name="Visited_20_Internet_20_Link">Text</text:a> </text:p>
          </table:table-cell>
        </table:table-row>
      </table:table>
      <text:h text:style-name="Heading_20_2" text:outline-level="2">What is a JSON file?</text:h>
      <text:p text:style-name="Text_20_body">A JSON file is a file that stores simple data structures and objects. It contains data in a standard data interchange format which is lightweight, text-based, and human-readable. JSON files were originally based on a subset of JavaScript, but is considered a language-independent format, being supported by many different programming <text:a xlink:type="simple" xlink:href="https://techterms.com/definition/api" office:target-frame-name="techterms" xlink:show="replace" text:style-name="Internet_20_link" text:visited-style-name="Visited_20_Internet_20_Link">APIs</text:a>.</text:p>
      <text:p text:style-name="Text_20_body">More Information</text:p>
      <text:p text:style-name="Text_20_body">While many applications use JSON for data interchange, they may not actually save ".json" files on the hard drive since the data interchange occurs between Internet-connected computers. However, some applications do enable users to save ".json" files. One example is Google+, which uses JSON files for saving Profile data. After logging in, you can choose the "Data liberation" page and select "Download your Profile data."</text:p>
      <text:p text:style-name="Text_20_body">JSON is commonly used in Ajax Web application programming. It is becoming increasingly popular as an alternative to <text:a xlink:type="simple" xlink:href="https://techterms.com/definition/xml" office:target-frame-name="techterms" xlink:show="replace" text:style-name="Internet_20_link" text:visited-style-name="Visited_20_Internet_20_Link">XML</text:a>.</text:p>
      <text:p text:style-name="Text_20_body"><text:span text:style-name="T1">NOTE:</text:span> Mozilla Firefox saves bookmark backups using JSON files. The files are saved to the Firefox user profile directory within a folder called bookmarkbackups. You can also make manual backups of Firefox bookmarks and import them into a different copy of Firefox. To import, open the bookmark Library, click the import/export button in the top bar, choose Restore → Choose File..., and then select your JSON backup file.</text:p>
      <text:p text:style-name="P1"><text:a xlink:type="simple" xlink:href="https://fileinfo.com/software/windows_file_viewer" text:style-name="Internet_20_link" text:visited-style-name="Visited_20_Internet_20_Link">FREE DOWNLOAD</text:a></text:p>
      <text:p text:style-name="P1"><text:a xlink:type="simple" xlink:href="https://fileinfo.com/software/windows_file_viewer" text:style-name="Internet_20_link" text:visited-style-name="Visited_20_Internet_20_Link">Open and view .JSON files with File Viewer Plus.</text:a> </text:p>
      <text:p text:style-name="P1">Programs that open JSON files</text:p>
      <table:table table:name="Table2" table:style-name="Table2">
        <table:table-column table:style-name="Table2.A"/>
        <table:table-column table:style-name="Table2.B"/>
        <table:table-row>
          <table:table-cell table:style-name="Table2.A1" office:value-type="string">
            <text:p text:style-name="Table_20_Contents">Windows</text:p>
            <table:table table:name="Table3" table:style-name="Table3">
              <table:table-column table:style-name="Table3.A"/>
              <table:table-row>
                <table:table-cell table:style-name="Table3.A1" office:value-type="string">
                  <text:p text:style-name="Table_20_Contents"><text:a xlink:type="simple" xlink:href="https://fileinfo.com/software/windows_file_viewer" text:style-name="Internet_20_link" text:visited-style-name="Visited_20_Internet_20_Link">File Viewer Plus</text:a></text:p>
                </table:table-cell>
              </table:table-row>
              <table:table-row>
                <table:table-cell table:style-name="Table3.A1" office:value-type="string">
                  <text:p text:style-name="Table_20_Contents"><text:soft-page-break/><text:a xlink:type="simple" xlink:href="https://fileinfo.com/software/altova/xmlspy" text:style-name="Internet_20_link" text:visited-style-name="Visited_20_Internet_20_Link">Altova XMLSpy</text:a></text:p>
                </table:table-cell>
              </table:table-row>
              <table:table-row>
                <table:table-cell table:style-name="Table3.A1" office:value-type="string">
                  <text:p text:style-name="Table_20_Contents"><text:a xlink:type="simple" xlink:href="https://fileinfo.com/software/microsoft/notepad" text:style-name="Internet_20_link" text:visited-style-name="Visited_20_Internet_20_Link">Microsoft Notepad</text:a></text:p>
                </table:table-cell>
              </table:table-row>
              <table:table-row>
                <table:table-cell table:style-name="Table3.A1" office:value-type="string">
                  <text:p text:style-name="Table_20_Contents"><text:a xlink:type="simple" xlink:href="https://fileinfo.com/software/microsoft/wordpad" text:style-name="Internet_20_link" text:visited-style-name="Visited_20_Internet_20_Link">Microsoft WordPad</text:a></text:p>
                </table:table-cell>
              </table:table-row>
              <table:table-row>
                <table:table-cell table:style-name="Table3.A1" office:value-type="string">
                  <text:p text:style-name="Table_20_Contents"><text:a xlink:type="simple" xlink:href="https://fileinfo.com/software/notepad_plus_plus/notepad_plus_plus" text:style-name="Internet_20_link" text:visited-style-name="Visited_20_Internet_20_Link">Notepad++</text:a></text:p>
                </table:table-cell>
              </table:table-row>
              <table:table-row>
                <table:table-cell table:style-name="Table3.A1" office:value-type="string">
                  <text:p text:style-name="Table_20_Contents">Other <text:a xlink:type="simple" xlink:href="https://fileinfo.com/help/text_editors" text:style-name="Internet_20_link" text:visited-style-name="Visited_20_Internet_20_Link">text editor</text:a></text:p>
                </table:table-cell>
              </table:table-row>
              <table:table-row>
                <table:table-cell table:style-name="Table3.A1" office:value-type="string">
                  <text:p text:style-name="Table_20_Contents"><text:a xlink:type="simple" xlink:href="https://fileinfo.com/software/mozilla/firefox" text:style-name="Internet_20_link" text:visited-style-name="Visited_20_Internet_20_Link">Mozilla Firefox</text:a></text:p>
                </table:table-cell>
              </table:table-row>
            </table:table>
            <text:p text:style-name="Table_20_Contents"/>
          </table:table-cell>
          <table:table-cell table:style-name="Table2.A1" office:value-type="string">
            <text:p text:style-name="P3"/>
          </table:table-cell>
        </table:table-row>
      </table:table>
      <table:table table:name="Table4" table:style-name="Table4">
        <table:table-column table:style-name="Table4.A"/>
        <table:table-column table:style-name="Table4.B"/>
        <table:table-row>
          <table:table-cell table:style-name="Table4.A1" office:value-type="string">
            <text:p text:style-name="Table_20_Contents">Mac</text:p>
            <table:table table:name="Table5" table:style-name="Table5">
              <table:table-column table:style-name="Table5.A"/>
              <table:table-row>
                <table:table-cell table:style-name="Table5.A1" office:value-type="string">
                  <text:p text:style-name="Table_20_Contents"><text:a xlink:type="simple" xlink:href="https://fileinfo.com/software/apple/textedit" text:style-name="Internet_20_link" text:visited-style-name="Visited_20_Internet_20_Link">Apple TextEdit</text:a></text:p>
                </table:table-cell>
              </table:table-row>
              <table:table-row>
                <table:table-cell table:style-name="Table5.A1" office:value-type="string">
                  <text:p text:style-name="Table_20_Contents"><text:a xlink:type="simple" xlink:href="https://fileinfo.com/software/bare_bones/textwrangler" text:style-name="Internet_20_link" text:visited-style-name="Visited_20_Internet_20_Link">Bare Bones TextWrangler</text:a></text:p>
                </table:table-cell>
              </table:table-row>
              <table:table-row>
                <table:table-cell table:style-name="Table5.A1" office:value-type="string">
                  <text:p text:style-name="Table_20_Contents"><text:a xlink:type="simple" xlink:href="https://fileinfo.com/software/macvim/macvim" text:style-name="Internet_20_link" text:visited-style-name="Visited_20_Internet_20_Link">MacVim</text:a></text:p>
                </table:table-cell>
              </table:table-row>
              <table:table-row>
                <table:table-cell table:style-name="Table5.A1" office:value-type="string">
                  <text:p text:style-name="Table_20_Contents">Other <text:a xlink:type="simple" xlink:href="https://fileinfo.com/help/text_editors" text:style-name="Internet_20_link" text:visited-style-name="Visited_20_Internet_20_Link">text editor</text:a></text:p>
                </table:table-cell>
              </table:table-row>
              <table:table-row>
                <table:table-cell table:style-name="Table5.A1" office:value-type="string">
                  <text:p text:style-name="Table_20_Contents"><text:a xlink:type="simple" xlink:href="https://fileinfo.com/software/mozilla/firefox" text:style-name="Internet_20_link" text:visited-style-name="Visited_20_Internet_20_Link">Mozilla Firefox</text:a></text:p>
                </table:table-cell>
              </table:table-row>
            </table:table>
            <text:p text:style-name="Table_20_Contents"/>
          </table:table-cell>
          <table:table-cell table:style-name="Table4.A1" office:value-type="string">
            <text:p text:style-name="P3"/>
          </table:table-cell>
        </table:table-row>
      </table:table>
      <table:table table:name="Table6" table:style-name="Table6">
        <table:table-column table:style-name="Table6.A"/>
        <table:table-column table:style-name="Table6.B"/>
        <table:table-row>
          <table:table-cell table:style-name="Table6.A1" office:value-type="string">
            <text:p text:style-name="Table_20_Contents">Linux</text:p>
            <table:table table:name="Table7" table:style-name="Table7">
              <table:table-column table:style-name="Table7.A"/>
              <table:table-row>
                <table:table-cell table:style-name="Table7.A1" office:value-type="string">
                  <text:p text:style-name="Table_20_Contents"><text:a xlink:type="simple" xlink:href="https://fileinfo.com/software/vim/vim" text:style-name="Internet_20_link" text:visited-style-name="Visited_20_Internet_20_Link">Vim</text:a></text:p>
                </table:table-cell>
              </table:table-row>
              <table:table-row>
                <table:table-cell table:style-name="Table7.A1" office:value-type="string">
                  <text:p text:style-name="Table_20_Contents"><text:a xlink:type="simple" xlink:href="https://fileinfo.com/software/pico/pico" text:style-name="Internet_20_link" text:visited-style-name="Visited_20_Internet_20_Link">Pico</text:a></text:p>
                </table:table-cell>
              </table:table-row>
              <table:table-row>
                <table:table-cell table:style-name="Table7.A1" office:value-type="string">
                  <text:p text:style-name="Table_20_Contents"><text:a xlink:type="simple" xlink:href="https://fileinfo.com/software/gnu/emacs" text:style-name="Internet_20_link" text:visited-style-name="Visited_20_Internet_20_Link">GNU Emacs</text:a></text:p>
                </table:table-cell>
              </table:table-row>
              <table:table-row>
                <table:table-cell table:style-name="Table7.A1" office:value-type="string">
                  <text:p text:style-name="Table_20_Contents">Other <text:a xlink:type="simple" xlink:href="https://fileinfo.com/help/text_editors" text:style-name="Internet_20_link" text:visited-style-name="Visited_20_Internet_20_Link">text editor</text:a></text:p>
                </table:table-cell>
              </table:table-row>
              <table:table-row>
                <table:table-cell table:style-name="Table7.A1" office:value-type="string">
                  <text:p text:style-name="Table_20_Contents"><text:a xlink:type="simple" xlink:href="https://fileinfo.com/software/mozilla/firefox" text:style-name="Internet_20_link" text:visited-style-name="Visited_20_Internet_20_Link">Mozilla Firefox</text:a></text:p>
                </table:table-cell>
              </table:table-row>
            </table:table>
            <text:p text:style-name="Table_20_Contents"/>
          </table:table-cell>
          <table:table-cell table:style-name="Table6.A1" office:value-type="string">
            <text:p text:style-name="P3"/>
          </table:table-cell>
        </table:table-row>
      </table:table>
      <text:p text:style-name="Text_20_body">Updated 7/20/2016</text:p>
      <text:h text:style-name="Heading_20_4" text:outline-level="4">About JSON Files</text:h>
      <text:p text:style-name="Text_20_body">Our goal is to help you understand what a file with a *.json suffix is and how to open it.</text:p>
      <text:p text:style-name="Text_20_body">The JavaScript Object Notation file type, file format description, and Mac, Windows, and Linux programs listed on this page have been individually researched and verified by the FileInfo team. We strive for 100% accuracy and only publish information about file formats that we have tested and validated.</text:p>
      <text:p text:style-name="Text_20_body">If you would like to suggest any additions or updates to this page, <text:a xlink:type="simple" xlink:href="https://fileinfo.com/contact?form=update" text:style-name="Internet_20_link" text:visited-style-name="Visited_20_Internet_20_Link">please let us know</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13:54:56.857509205</meta:creation-date>
    <dc:date>2018-02-27T13:55:19.334256578</dc:date>
    <meta:editing-duration>PT23S</meta:editing-duration>
    <meta:editing-cycles>1</meta:editing-cycles>
    <meta:document-statistic meta:table-count="7" meta:image-count="0" meta:object-count="0" meta:page-count="2" meta:paragraph-count="45" meta:word-count="373" meta:character-count="2346" meta:non-whitespace-character-count="2015"/>
    <meta:generator>LibreOffice/5.1.6.2$Linux_X86_64 LibreOffice_project/10m0$Build-2</meta:generator>
  </office:meta>
</office:document-meta>
</file>